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office:font-face-decls>
  <office:automatic-styles>
    <style:style style:name="P1" style:family="paragraph" style:parent-style-name="Standard">
      <style:text-properties officeooo:rsid="000b9bb9" officeooo:paragraph-rsid="000b9bb9"/>
    </style:style>
    <style:style style:name="P2" style:family="paragraph" style:parent-style-name="Standard">
      <style:text-properties officeooo:rsid="000c10d8" officeooo:paragraph-rsid="000c10d8"/>
    </style:style>
    <style:style style:name="P3" style:family="paragraph" style:parent-style-name="Standard">
      <style:text-properties officeooo:rsid="000e01f8" officeooo:paragraph-rsid="000e01f8"/>
    </style:style>
    <style:style style:name="P4" style:family="paragraph" style:parent-style-name="Standard">
      <style:text-properties officeooo:paragraph-rsid="000faf0e"/>
    </style:style>
    <style:style style:name="P5" style:family="paragraph" style:parent-style-name="Standard">
      <style:text-properties officeooo:paragraph-rsid="0011beee"/>
    </style:style>
    <style:style style:name="P6" style:family="paragraph" style:parent-style-name="Standard">
      <style:text-properties officeooo:rsid="0011beee" officeooo:paragraph-rsid="0011beee"/>
    </style:style>
    <style:style style:name="P7" style:family="paragraph" style:parent-style-name="Standard">
      <style:text-properties officeooo:rsid="0013b4a6" officeooo:paragraph-rsid="0013b4a6"/>
    </style:style>
    <style:style style:name="P8" style:family="paragraph" style:parent-style-name="Standard">
      <style:text-properties style:font-name="URW Gothic" officeooo:rsid="0013b4a6" officeooo:paragraph-rsid="0013b4a6"/>
    </style:style>
    <style:style style:name="P9" style:family="paragraph" style:parent-style-name="Standard">
      <style:text-properties fo:font-style="italic" fo:font-weight="bold" officeooo:rsid="0013b4a6" officeooo:paragraph-rsid="0013b4a6" style:font-style-asian="italic" style:font-weight-asian="bold" style:font-style-complex="italic" style:font-weight-complex="bold"/>
    </style:style>
    <style:style style:name="P10" style:family="paragraph" style:parent-style-name="Standard">
      <style:text-properties fo:font-style="italic" fo:font-weight="bold" officeooo:rsid="00147d3d" officeooo:paragraph-rsid="00147d3d" style:font-style-asian="italic" style:font-weight-asian="bold" style:font-style-complex="italic" style:font-weight-complex="bold"/>
    </style:style>
    <style:style style:name="P11" style:family="paragraph" style:parent-style-name="Text_20_body">
      <style:text-properties officeooo:rsid="002366ad" officeooo:paragraph-rsid="002366ad"/>
    </style:style>
    <style:style style:name="P12" style:family="paragraph" style:parent-style-name="Text_20_body">
      <style:text-properties officeooo:rsid="001c7e6b" officeooo:paragraph-rsid="001c7e6b"/>
    </style:style>
    <style:style style:name="P13" style:family="paragraph" style:parent-style-name="Text_20_body">
      <style:text-properties officeooo:rsid="00200317" officeooo:paragraph-rsid="00200317"/>
    </style:style>
    <style:style style:name="P14" style:family="paragraph" style:parent-style-name="Text_20_body">
      <style:text-properties officeooo:rsid="0022fc62" officeooo:paragraph-rsid="0022fc62"/>
    </style:style>
    <style:style style:name="P15" style:family="paragraph" style:parent-style-name="Text_20_body">
      <style:text-properties officeooo:rsid="0024774f" officeooo:paragraph-rsid="0022fc62"/>
    </style:style>
    <style:style style:name="P16" style:family="paragraph" style:parent-style-name="Text_20_body">
      <style:text-properties officeooo:rsid="0024774f" officeooo:paragraph-rsid="0024774f"/>
    </style:style>
    <style:style style:name="P17" style:family="paragraph" style:parent-style-name="Text_20_body">
      <style:text-properties officeooo:rsid="0027901f" officeooo:paragraph-rsid="0028fa4c"/>
    </style:style>
    <style:style style:name="P18" style:family="paragraph" style:parent-style-name="Text_20_body">
      <style:text-properties officeooo:rsid="0028fa4c" officeooo:paragraph-rsid="0028fa4c"/>
    </style:style>
    <style:style style:name="P19" style:family="paragraph" style:parent-style-name="Text_20_body">
      <style:text-properties officeooo:rsid="00296dbb" officeooo:paragraph-rsid="00296dbb"/>
    </style:style>
    <style:style style:name="P20" style:family="paragraph" style:parent-style-name="Heading_20_2">
      <style:text-properties officeooo:rsid="002366ad" officeooo:paragraph-rsid="002366ad"/>
    </style:style>
    <style:style style:name="P21" style:family="paragraph" style:parent-style-name="Standard" style:list-style-name="L1"/>
    <style:style style:name="P22" style:family="paragraph" style:parent-style-name="Standard" style:list-style-name="L2">
      <style:text-properties officeooo:paragraph-rsid="000faf0e"/>
    </style:style>
    <style:style style:name="P23" style:family="paragraph" style:parent-style-name="Standard" style:list-style-name="L2">
      <style:text-properties officeooo:rsid="000e0fa8" officeooo:paragraph-rsid="000faf0e"/>
    </style:style>
    <style:style style:name="P24" style:family="paragraph" style:parent-style-name="Standard" style:list-style-name="L3">
      <style:text-properties officeooo:rsid="00147d3d" officeooo:paragraph-rsid="00147d3d"/>
    </style:style>
    <style:style style:name="P25" style:family="paragraph" style:parent-style-name="Standard" style:list-style-name="L3">
      <style:text-properties officeooo:rsid="000faf0e" officeooo:paragraph-rsid="0011beee"/>
    </style:style>
    <style:style style:name="P26" style:family="paragraph" style:parent-style-name="Text_20_body" style:list-style-name="L4">
      <style:text-properties officeooo:rsid="00200317" officeooo:paragraph-rsid="00209c16"/>
    </style:style>
    <style:style style:name="P27" style:family="paragraph" style:parent-style-name="Text_20_body" style:list-style-name="L4">
      <style:text-properties officeooo:rsid="00200317" officeooo:paragraph-rsid="00200317"/>
    </style:style>
    <style:style style:name="P28" style:family="paragraph" style:parent-style-name="Text_20_body" style:list-style-name="L4">
      <style:text-properties officeooo:rsid="00200317" officeooo:paragraph-rsid="00262baa"/>
    </style:style>
    <style:style style:name="P29" style:family="paragraph" style:parent-style-name="Text_20_body" style:list-style-name="L5">
      <style:text-properties officeooo:rsid="001a9def" officeooo:paragraph-rsid="001a9def"/>
    </style:style>
    <style:style style:name="P30" style:family="paragraph" style:parent-style-name="Text_20_body" style:list-style-name="L5">
      <style:text-properties officeooo:rsid="001b0f7d" officeooo:paragraph-rsid="001b0f7d"/>
    </style:style>
    <style:style style:name="P31" style:family="paragraph" style:parent-style-name="Text_20_body" style:list-style-name="L5">
      <style:text-properties officeooo:rsid="001c7e6b" officeooo:paragraph-rsid="001c7e6b"/>
    </style:style>
    <style:style style:name="T1" style:family="text">
      <style:text-properties officeooo:rsid="000b9bb9"/>
    </style:style>
    <style:style style:name="T2" style:family="text">
      <style:text-properties officeooo:rsid="000e0fa8"/>
    </style:style>
    <style:style style:name="T3" style:family="text">
      <style:text-properties officeooo:rsid="000faf0e"/>
    </style:style>
    <style:style style:name="T4" style:family="text">
      <style:text-properties officeooo:rsid="00112540"/>
    </style:style>
    <style:style style:name="T5" style:family="text">
      <style:text-properties officeooo:rsid="0015e785"/>
    </style:style>
    <style:style style:name="T6" style:family="text">
      <style:text-properties officeooo:rsid="001a7e83"/>
    </style:style>
    <style:style style:name="T7" style:family="text">
      <style:text-properties officeooo:rsid="001c7e6b"/>
    </style:style>
    <style:style style:name="T8" style:family="text">
      <style:text-properties officeooo:rsid="00209c16"/>
    </style:style>
    <style:style style:name="T9" style:family="text">
      <style:text-properties fo:font-size="16pt" fo:font-weight="bold" style:font-size-asian="16pt" style:font-weight-asian="bold" style:font-size-complex="16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JS</text:h>
      <text:p text:style-name="P11">Single-threaded, asynchronous</text:p>
      <text:p text:style-name="P11"><text:span text:style-name="Source_20_Text">asynchronous</text:span> means <text:span text:style-name="Strong_20_Emphasis">not occurring at the same time</text:span>. </text:p>
      <text:h text:style-name="Heading_20_2" text:outline-level="2">Hoisting</text:h>
      <text:p text:style-name="Standard">Hoisting is a javascript mechanism where variables and function declarations are moved to the top of their scope before code execution. becuase of this mechanism, we can even use a variable before defining it in code. This is done because of teh way js code is executed. Thanks to execution context that creates memory first by assigning undefined to var variables, function code to functions and then code excution takes place.</text:p>
      <text:p text:style-name="Standard"><text:tab/></text:p>
      <text:h text:style-name="Heading_20_2" text:outline-level="2">Var, let &amp; const</text:h>
      <text:list xml:id="list1063499040" text:style-name="L1">
        <text:list-item>
          <text:p text:style-name="P21">var- gloabl scope or function scope <text:span text:style-name="T4">not block scope</text:span> | can be redeclared | undefined</text:p>
        </text:list-item>
        <text:list-item>
          <text:p text:style-name="P21">let - block scope | cant be redeclared | hoisted but reference error</text:p>
        </text:list-item>
        <text:list-item>
          <text:p text:style-name="P21">const- block scope | cant be redeclared or redefined (properties can be redefined as object.message = "") | hoisted but reference error</text:p>
        </text:list-item>
        <text:list-item>
          <text:p text:style-name="P21">var and let can be declared without being initialized, const must be initialized during declaration.</text:p>
        </text:list-item>
      </text:list>
      <text:p text:style-name="Standard"><text:tab/></text:p>
      <text:h text:style-name="Heading_20_3" text:outline-level="3">Question:</text:h>
      <text:p text:style-name="Standard"><text:tab/>what hoisting really means when all three var,let and const are defined first but if we use let or const it will give error and var will not. Why? what's the use of hoisting then in this case and why they are not as undefined liek var?</text:p>
      <text:h text:style-name="Heading_20_4" text:outline-level="4">Answer:</text:h>
      <text:p text:style-name="Standard"><text:tab/>let and const prevent accidental re-declaration within the same scope, promoting cleaner and more maintainable code. let and const were introduced after usage of var introduced problems in some scenarios.</text:p>
      <text:h text:style-name="Heading_20_2" text:outline-level="2"><text:span text:style-name="T1">Global Execution Context</text:span><text:tab/></text:h>
      <text:p text:style-name="Standard">Javascript engine creates a global execution context even if we run an empty js file. For browsers a window object is created as a global space and it contains default some default functions provided by js. window - a global object.</text:p>
      <text:p text:style-name="Standard"/>
      <text:h text:style-name="Heading_20_2" text:outline-level="2">Lexical</text:h>
      <text:p text:style-name="P1">Lexical: in order, in heirarchy.</text:p>
      <text:p text:style-name="P2">Lexical Environment is created whenever an execution context is created. Local memory + reference to the parents lexical environment</text:p>
      <text:p text:style-name="P2"/>
      <text:h text:style-name="Heading_20_2" text:outline-level="2">Temporal Dead Zone</text:h>
      <text:p text:style-name="P3">Time between which a let <text:span text:style-name="T3">and const</text:span> is hoisted and assigned the value.</text:p>
      <text:p text:style-name="P3"/>
      <text:h text:style-name="Heading_20_2" text:outline-level="2"><text:soft-page-break/>Diff btw Reference, Syntax and Type error:</text:h>
      <text:list xml:id="list2857892836" text:style-name="L2">
        <text:list-item>
          <text:p text:style-name="P22"><text:span text:style-name="T2">Syntax error is when a specific line of code is expected to continue(to compile the code), </text:span><text:span text:style-name="T3">problem with syntax of code.</text:span></text:p>
        </text:list-item>
        <text:list-item>
          <text:p text:style-name="P23">Type Error occurs when you try to assign a different type of value to a dffrnt type of variable.</text:p>
        </text:list-item>
        <text:list-item>
          <text:p text:style-name="P22"><text:span text:style-name="T2">Reference error is </text:span><text:span text:style-name="T3">when you try to access something thats not defined yet. This appears when u you use let and try to access it before defining the value because in that point of time its in temporal dead zone.</text:span></text:p>
        </text:list-item>
      </text:list>
      <text:p text:style-name="P4"/>
      <text:h text:style-name="Heading_20_2" text:outline-level="2">Good Practices:</text:h>
      <text:list xml:id="list4173628627" text:style-name="L3">
        <text:list-item>
          <text:p text:style-name="P24">Use const wherever possible then let and var minimum.</text:p>
        </text:list-item>
        <text:list-item>
          <text:p text:style-name="P25">always declare and initialize in the start to shrink temporal dead zone time to zero to avoid errors.</text:p>
        </text:list-item>
      </text:list>
      <text:p text:style-name="P5"/>
      <text:h text:style-name="Heading_20_2" text:outline-level="2">Closure:</text:h>
      <text:p text:style-name="P6">A func<text:span text:style-name="T5">tion</text:span> along with its lexical scope is known as closure.</text:p>
      <text:p text:style-name="P7">In js, you can return a functions e.g</text:p>
      <text:p text:style-name="P7"/>
      <text:p text:style-name="P8">let a = 7;</text:p>
      <text:p text:style-name="P8">function b() {</text:p>
      <text:p text:style-name="P8"><text:tab/>….</text:p>
      <text:p text:style-name="P8"><text:tab/>console.log(a);</text:p>
      <text:p text:style-name="P8">}</text:p>
      <text:p text:style-name="P8">return b;</text:p>
      <text:p text:style-name="P7"/>
      <text:p text:style-name="P9">So when you return a function it remembers its lexical environment so it is returned as a closure and not just the function alone.</text:p>
      <text:p text:style-name="P10">References to the variables of lexical scope are remembered and not the values. </text:p>
      <text:p text:style-name="P10"/>
      <text:h text:style-name="Heading_20_2" text:outline-level="2">Type Coercion</text:h>
      <text:p text:style-name="Text_20_body"><text:span text:style-name="T6">Y</text:span>ou can often use a value of one type where another type is expected, and the language will convert it to the right type for you. </text:p>
      <text:h text:style-name="Heading_20_3" text:outline-level="3">Primitive Type</text:h>
      <text:p text:style-name="P13">Three types of conversion:</text:p>
      <text:list xml:id="list2240635144" text:style-name="L4">
        <text:list-item>
          <text:p text:style-name="P26">toString</text:p>
          <text:list>
            <text:list-header>
              <text:p text:style-name="P26"><text:span text:style-name="T8">I</text:span>mplicit coercion is triggered by the binary <text:span text:style-name="Source_20_Text">+</text:span> operator.</text:p>
            </text:list-header>
          </text:list>
        </text:list-item>
        <text:list-item>
          <text:p text:style-name="P27">toBoolean</text:p>
          <text:list>
            <text:list-header>
              <text:p text:style-name="P27">triggered by logical operators ( <text:span text:style-name="Source_20_Text">||</text:span> <text:span text:style-name="Source_20_Text">&amp;&amp;</text:span> <text:span text:style-name="Source_20_Text">!</text:span>) .</text:p>
            </text:list-header>
          </text:list>
        </text:list-item>
        <text:list-item>
          <text:p text:style-name="P28">toNumber</text:p>
        </text:list-item>
      </text:list>
      <text:h text:style-name="Heading_20_3" text:outline-level="3"><text:soft-page-break/>Object Type</text:h>
      <text:p text:style-name="P13">The simplest case is boolean conversion: any non-primitive value is always <text:line-break/>coerced to <text:span text:style-name="Source_20_Text">true</text:span>, no matter if an object or an array is empty or not.</text:p>
      <text:h text:style-name="Heading_20_2" text:outline-level="2">Loops</text:h>
      <text:list xml:id="list2081790959" text:style-name="L5">
        <text:list-item>
          <text:p text:style-name="P29">For</text:p>
        </text:list-item>
        <text:list-item>
          <text:p text:style-name="P29">Do..while: executes once before checking condition</text:p>
        </text:list-item>
        <text:list-item>
          <text:p text:style-name="P30">while</text:p>
        </text:list-item>
        <text:list-item>
          <text:p text:style-name="P30">for in – <text:span text:style-name="T7">property names</text:span></text:p>
        </text:list-item>
        <text:list-item>
          <text:p text:style-name="P31">for of – property values</text:p>
        </text:list-item>
      </text:list>
      <text:p text:style-name="P12">In JavaScript, <text:span text:style-name="Strong_20_Emphasis">arrays</text:span> use <text:span text:style-name="Strong_20_Emphasis">numbered indexes</text:span>.   </text:p>
      <text:p text:style-name="Text_20_body">In JavaScript, <text:span text:style-name="Strong_20_Emphasis">objects</text:span> use <text:span text:style-name="Strong_20_Emphasis">named indexes</text:span>.</text:p>
      <text:p text:style-name="P12"/>
      <text:h text:style-name="Heading_20_3" text:outline-level="3">SetTimeout </text:h>
      <text:p text:style-name="P14">takes the callback function and places it somewhere and puts a timer on it.</text:p>
      <text:p text:style-name="P14">Rest of the code keeps running. When that timer is finished then the code of setTimeout is put back into call stack.</text:p>
      <text:p text:style-name="P15"/>
      <text:p text:style-name="P16">Call Stack</text:p>
      <text:p text:style-name="P16">Callback Queue / Task Queue </text:p>
      <text:p text:style-name="P16">Job Queue</text:p>
      <text:p text:style-name="P17"><text:span text:style-name="T9">Event Loop:</text:span> </text:p>
      <text:p text:style-name="P18">looks at the call stack and task queue.</text:p>
      <text:p text:style-name="P17">waits till the call stack is empty and then pushed the stuff on job queue(micro tasks) and task queue(macro tasks).</text:p>
      <text:p text:style-name="P17"/>
      <text:p text:style-name="P19">Web APIs not part of JS runtim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0317"/>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2:46:57.833943143</meta:creation-date>
    <dc:date>2024-04-30T17:31:59.267751110</dc:date>
    <meta:editing-duration>PT1H54M19S</meta:editing-duration>
    <meta:editing-cycles>9</meta:editing-cycles>
    <meta:generator>LibreOffice/7.3.7.2$Linux_X86_64 LibreOffice_project/30$Build-2</meta:generator>
    <meta:document-statistic meta:table-count="0" meta:image-count="0" meta:object-count="0" meta:page-count="3" meta:paragraph-count="70" meta:word-count="716" meta:character-count="4024" meta:non-whitespace-character-count="3376"/>
  </office:meta>
</office:document-meta>
</file>